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263cdd" officeooo:paragraph-rsid="00263cdd" style:font-weight-asian="bold" style:font-weight-complex="bold"/>
    </style:style>
    <style:style style:name="P3" style:family="paragraph" style:parent-style-name="Standard">
      <style:text-properties fo:font-weight="bold" officeooo:rsid="002371a6" officeooo:paragraph-rsid="002371a6" style:font-weight-asian="bold" style:font-weight-complex="bold"/>
    </style:style>
    <style:style style:name="P4" style:family="paragraph" style:parent-style-name="Standard">
      <style:text-properties fo:font-weight="bold" officeooo:rsid="0032658d" officeooo:paragraph-rsid="0032658d" style:font-weight-asian="bold" style:font-weight-complex="bold"/>
    </style:style>
    <style:style style:name="P5" style:family="paragraph" style:parent-style-name="Standard">
      <style:text-properties officeooo:paragraph-rsid="002371a6"/>
    </style:style>
    <style:style style:name="P6" style:family="paragraph" style:parent-style-name="Standard">
      <style:text-properties officeooo:paragraph-rsid="00250664"/>
    </style:style>
    <style:style style:name="P7" style:family="paragraph" style:parent-style-name="Standard">
      <style:text-properties officeooo:rsid="00250664" officeooo:paragraph-rsid="00250664"/>
    </style:style>
    <style:style style:name="P8" style:family="paragraph" style:parent-style-name="Standard">
      <style:text-properties officeooo:rsid="00263cdd" officeooo:paragraph-rsid="00263cdd"/>
    </style:style>
    <style:style style:name="P9" style:family="paragraph" style:parent-style-name="Standard">
      <style:text-properties officeooo:paragraph-rsid="0027aa26"/>
    </style:style>
    <style:style style:name="P10" style:family="paragraph" style:parent-style-name="Standard">
      <style:text-properties officeooo:paragraph-rsid="002a2220"/>
    </style:style>
    <style:style style:name="P11" style:family="paragraph" style:parent-style-name="Standard">
      <style:text-properties officeooo:paragraph-rsid="002bf850"/>
    </style:style>
    <style:style style:name="P12" style:family="paragraph" style:parent-style-name="Standard">
      <style:text-properties officeooo:rsid="0032658d" officeooo:paragraph-rsid="0032658d"/>
    </style:style>
    <style:style style:name="P13" style:family="paragraph" style:parent-style-name="Heading_20_1">
      <style:text-properties officeooo:rsid="001c3d0a" officeooo:paragraph-rsid="001c3d0a"/>
    </style:style>
    <style:style style:name="P14" style:family="paragraph" style:parent-style-name="Standard">
      <style:paragraph-properties fo:margin-left="0cm" fo:margin-right="0cm" fo:margin-top="0cm" fo:margin-bottom="0.247cm" loext:contextual-spacing="false" fo:line-height="120%" fo:text-indent="0cm" style:auto-text-indent="false"/>
      <style:text-properties style:font-name="Liberation Serif" fo:font-size="12pt"/>
    </style:style>
    <style:style style:name="P15" style:family="paragraph" style:parent-style-name="Standard">
      <style:text-properties style:font-name="Liberation Serif" fo:font-size="12pt"/>
    </style:style>
    <style:style style:name="P16" style:family="paragraph" style:parent-style-name="Standard">
      <style:paragraph-properties fo:margin-top="0cm" fo:margin-bottom="0.247cm" loext:contextual-spacing="false" fo:line-height="120%"/>
      <style:text-properties style:font-name="Liberation Serif" fo:font-size="12pt"/>
    </style:style>
    <style:style style:name="T1" style:family="text">
      <style:text-properties officeooo:rsid="001c3d0a"/>
    </style:style>
    <style:style style:name="T2" style:family="text">
      <style:text-properties officeooo:rsid="001e1711"/>
    </style:style>
    <style:style style:name="T3" style:family="text">
      <style:text-properties officeooo:rsid="001e7387"/>
    </style:style>
    <style:style style:name="T4" style:family="text">
      <style:text-properties officeooo:rsid="002018d7"/>
    </style:style>
    <style:style style:name="T5" style:family="text">
      <style:text-properties fo:font-weight="bold" style:font-weight-asian="bold" style:font-weight-complex="bold"/>
    </style:style>
    <style:style style:name="T6" style:family="text">
      <style:text-properties officeooo:rsid="00233af0"/>
    </style:style>
    <style:style style:name="T7" style:family="text">
      <style:text-properties officeooo:rsid="002371a6"/>
    </style:style>
    <style:style style:name="T8" style:family="text">
      <style:text-properties officeooo:rsid="00250664"/>
    </style:style>
    <style:style style:name="T9" style:family="text">
      <style:text-properties officeooo:rsid="0026f4f3"/>
    </style:style>
    <style:style style:name="T10" style:family="text">
      <style:text-properties officeooo:rsid="0027aa26"/>
    </style:style>
    <style:style style:name="T11" style:family="text">
      <style:text-properties officeooo:rsid="002931a2"/>
    </style:style>
    <style:style style:name="T12" style:family="text">
      <style:text-properties officeooo:rsid="002a2220"/>
    </style:style>
    <style:style style:name="T13" style:family="text">
      <style:text-properties officeooo:rsid="002bf850"/>
    </style:style>
    <style:style style:name="T14" style:family="text">
      <style:text-properties officeooo:rsid="002dc3e4"/>
    </style:style>
    <style:style style:name="T15" style:family="text">
      <style:text-properties officeooo:rsid="002dd71f"/>
    </style:style>
    <style:style style:name="T16" style:family="text">
      <style:text-properties officeooo:rsid="002f40f5"/>
    </style:style>
    <style:style style:name="T17" style:family="text">
      <style:text-properties style:text-position="0% 100%"/>
    </style:style>
    <style:style style:name="T18" style:family="text">
      <style:text-properties style:text-position="0% 100%" officeooo:rsid="002dc3e4"/>
    </style:style>
    <style:style style:name="T19" style:family="text">
      <style:text-properties style:text-position="0% 100%" fo:font-style="italic"/>
    </style:style>
    <style:style style:name="T20" style:family="text">
      <style:text-properties style:text-position="0% 100%" fo:font-style="italic" officeooo:rsid="002dc3e4"/>
    </style:style>
    <style:style style:name="T21" style:family="text">
      <style:text-properties style:text-position="0% 100%" fo:font-style="italic" officeooo:rsid="002dd71f"/>
    </style:style>
    <style:style style:name="T22" style:family="text">
      <style:text-properties style:text-position="0% 100%" officeooo:rsid="002dd71f"/>
    </style:style>
    <style:style style:name="T23" style:family="text">
      <style:text-properties style:text-position="0% 100%" officeooo:rsid="0038d2b1"/>
    </style:style>
    <style:style style:name="T24" style:family="text">
      <style:text-properties fo:font-style="italic" style:font-style-asian="italic"/>
    </style:style>
    <style:style style:name="T25" style:family="text">
      <style:text-properties officeooo:rsid="0031fead"/>
    </style:style>
    <style:style style:name="T26" style:family="text">
      <style:text-properties officeooo:rsid="00345086"/>
    </style:style>
    <style:style style:name="T27" style:family="text">
      <style:text-properties officeooo:rsid="0038d2b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P</text:span>lan de travail prévisionnel </text:p>
      <text:p text:style-name="Text_20_body"/>
      <text:h text:style-name="P13" text:outline-level="1">Application de l’intelligence artificielle à la chimie du sol africain</text:h>
      <text:p text:style-name="Standard"/>
      <text:p text:style-name="Standard"><text:span text:style-name="T5">Objectif </text:span>: <text:span text:style-name="T9">Aider</text:span> <text:span text:style-name="T9">le </text:span>développement du secteur agricole africain par le biais de l’intelligence artificielle <text:span text:style-name="T9">appliqué à la chimie du sol</text:span>. </text:p>
      <text:p text:style-name="Standard"/>
      <text:p text:style-name="P1">Introduction</text:p>
      <text:p text:style-name="P9">Les progrès dans l'analyse rapide et à faible coût d'échantillons de sol, le géo-référencement d'échantillons de sol et une plus grande disponibilité des données de télédétection terrestre offrent de nouvelles opportunités pour prédire les propriétés fonctionnelles du sol à des emplacements non échantillonnés. <text:span text:style-name="T2">Par contre, </text:span><text:span text:style-name="T3">pour la mesure de la concentration</text:span><text:span text:style-name="T2"> de</text:span><text:span text:style-name="T3">s éléments </text:span><text:span text:style-name="T2">du sol liées à la fertilité, </text:span><text:span text:style-name="T3">actuellement est nécessaire utiliser des test coûteux en termes d’argent et de temps</text:span>. <text:span text:style-name="T10">Les techniques principales sont l’a</text:span>nalyse d'éléments organiques CHNSO <text:span text:style-name="T10">et la chromatographie en phase liquide pour l’analyse des éléments à faible concentration (P, K, Ca). L'analyse CHNS, analyse la plus courante en analyse élémentaire, </text:span><text:span text:style-name="T3">est basée sur un procédé par combustion dont la température peut atteindre un maximum de 1150°C pour la mesure du carbone, de l’hydrogène et de l’azote. La proportion de ces éléments détermine le degré d'évolution de la matière organique, c'est-à-dire de son aptitude à se décomposer plus ou moins rapidement dans le sol et à fertiliser les cultures. La chromatographie ionique </text:span><text:span text:style-name="T4">(ICP) </text:span><text:span text:style-name="T3">est une méthode particulièrement bien adaptée à l'analyse des anions et cations majeurs des solutions du sol, </text:span><text:span text:style-name="T4">par contre demande une procédure longue de préparation des échantillons et des instruments coûteux. Cette </text:span><text:span text:style-name="T10">contraintes sont encore plus importantes pour des</text:span><text:span text:style-name="T4"> pays en </text:span><text:span text:style-name="T10">voie de</text:span><text:span text:style-name="T4"> développement telles que ces de l’Afrique subsaharienne. </text:span></text:p>
      <text:p text:style-name="P9"><text:span text:style-name="T4">Des analyses comme la mesure en fluorescence des rayons-X </text:span><text:span text:style-name="T8">(XRF) </text:span><text:span text:style-name="T4">et la spectroscopie infrarouge sont plus rapides et économiques mais </text:span><text:span text:style-name="T6">ne donnent pas une mesure directe de la concentration des éléments </text:span><text:span text:style-name="T10">importants </text:span><text:span text:style-name="T6">comme le carbone, l’hydrogène et l’azote</text:span><text:span text:style-name="T4">. </text:span><text:span text:style-name="T6">D’ici l’intérêt de prédire </text:span><text:span text:style-name="T7">ces variables </text:span><text:span text:style-name="T6">par une modélisation mathématique </text:span><text:span text:style-name="T10">et de trouver une corrélation entre</text:span><text:span text:style-name="T6"> </text:span><text:span text:style-name="T10">l</text:span><text:span text:style-name="T7">es </text:span><text:span text:style-name="T11">mesures</text:span><text:span text:style-name="T7"> obtenue</text:span><text:span text:style-name="T11">s</text:span><text:span text:style-name="T7"> par analyse conventionnelle et </text:span><text:span text:style-name="T11">ces obtenues par des</text:span><text:span text:style-name="T7"> techniques plus rapides </text:span><text:span text:style-name="T11">et économiques.</text:span><text:span text:style-name="T7"> </text:span></text:p>
      <text:p text:style-name="P5"/>
      <text:p text:style-name="P3">Le jeux des données </text:p>
      <text:p text:style-name="P5"/>
      <text:p text:style-name="P5"><text:span text:style-name="T8">5GB des données des mesures réalisées pour</text:span> des échantillons de sol géo-référencés qui ont été collectés dans le cadre du projet Africa Soil Information Service (AfSIS). </text:p>
      <text:p text:style-name="P5"/>
      <text:p text:style-name="P6"><text:span text:style-name="T6">- </text:span><text:span text:style-name="T8">données de spectroscopie infrarouge</text:span></text:p>
      <text:p text:style-name="P6"><text:span text:style-name="T6">- </text:span><text:span text:style-name="T8">analyses de carbone, azote et hydrogène</text:span></text:p>
      <text:p text:style-name="P7">- analyses des éléments par XRF</text:p>
      <text:p text:style-name="P7">- analyses des éléments par chromatographie ICP</text:p>
      <text:p text:style-name="P6"/>
      <text:p text:style-name="P7">disponibles dans le Amazon Web Services S3 bucket publique à l’adresse </text:p>
      <text:p text:style-name="P7"><text:a xlink:type="simple" xlink:href="https://registry.opendata.aws/afsis/" text:style-name="Internet_20_link" text:visited-style-name="Visited_20_Internet_20_Link">https://registry.opendata.aws/afsis/</text:a></text:p>
      <text:p text:style-name="P7"/>
      <text:p text:style-name="P2">Les modelés existants <text:span text:style-name="T15">et les démarches pour les améliorer</text:span></text:p>
      <text:p text:style-name="P8">Une première modélisation était faite pour prédire la concentration du calcium mesurée par chromatographie liquide ICP <text:reference-mark-start text:name="ADDIN CSL_CITATION {&quot;citationItems&quot;: [{&quot;id&quot;: &quot;ITEM-1&quot;, &quot;itemData&quot;: {&quot;URL&quot;: &quot;https://github.com/qedsoftware/afsis-soil-chem-tutorial/blob/master/afsis-soil-chem-tutorial.ipynb&quot;, &quot;accessed&quot;: {&quot;date-parts&quot;: [[&quot;2020&quot;, &quot;11&quot;, &quot;15&quot;]]}, &quot;id&quot;: &quot;ITEM-1&quot;, &quot;issued&quot;: {&quot;date-parts&quot;: [[&quot;0&quot;]]}, &quot;title&quot;: &quot;AWS Afsis tutorial python code&quot;, &quot;type&quot;: &quot;webpage&quot;}, &quot;uris&quot;: [&quot;http://www.mendeley.com/documents/?uuid=220163ff-dc42-3933-81bd-30ad74c9074f&quot;]}], &quot;mendeley&quot;: {&quot;formattedCitation&quot;: &quot;(&lt;i&gt;AWS Afsis tutorial python code&lt;/i&gt;, no date)&quot;, &quot;plainTextFormattedCitation&quot;: &quot;(AWS Afsis tutorial python code, no date)&quot;, &quot;previouslyFormattedCitation&quot;: &quot;(&lt;i&gt;AWS Afsis tutorial python code&lt;/i&gt;, no date)&quot;}, &quot;properties&quot;: {&quot;noteIndex&quot;: 0}, &quot;schema&quot;: &quot;https://github.com/citation-style-language/schema/raw/master/csl-citation.json&quot;} RNDnLSycfkk9s"/><text:span text:style-name="T17">(</text:span><text:span text:style-name="T19">AWS Afsis tutorial python code</text:span><text:span text:style-name="T17">, no date)</text:span><text:bookmark-start text:name="MendeleyTempCursorBookmark4"/><text:reference-mark-end text:name="ADDIN CSL_CITATION {&quot;citationItems&quot;: [{&quot;id&quot;: &quot;ITEM-1&quot;, &quot;itemData&quot;: {&quot;URL&quot;: &quot;https://github.com/qedsoftware/afsis-soil-chem-tutorial/blob/master/afsis-soil-chem-tutorial.ipynb&quot;, &quot;accessed&quot;: {&quot;date-parts&quot;: [[&quot;2020&quot;, &quot;11&quot;, &quot;15&quot;]]}, &quot;id&quot;: &quot;ITEM-1&quot;, &quot;issued&quot;: {&quot;date-parts&quot;: [[&quot;0&quot;]]}, &quot;title&quot;: &quot;AWS Afsis tutorial python code&quot;, &quot;type&quot;: &quot;webpage&quot;}, &quot;uris&quot;: [&quot;http://www.mendeley.com/documents/?uuid=220163ff-dc42-3933-81bd-30ad74c9074f&quot;]}], &quot;mendeley&quot;: {&quot;formattedCitation&quot;: &quot;(&lt;i&gt;AWS Afsis tutorial python code&lt;/i&gt;, no date)&quot;, &quot;plainTextFormattedCitation&quot;: &quot;(AWS Afsis tutorial python code, no date)&quot;, &quot;previouslyFormattedCitation&quot;: &quot;(&lt;i&gt;AWS Afsis tutorial python code&lt;/i&gt;, no date)&quot;}, &quot;properties&quot;: {&quot;noteIndex&quot;: 0}, &quot;schema&quot;: &quot;https://github.com/citation-style-language/schema/raw/master/csl-citation.json&quot;} RNDnLSycfkk9s"/>⁠<text:bookmark-end text:name="MendeleyTempCursorBookmark4"/><text:span text:style-name="T15">⁠</text:span></text:p>
      <text:p text:style-name="P8"><text:soft-page-break/></text:p>
      <text:p text:style-name="P8"/>
      <text:p text:style-name="P8">mais aucune prédiction directe de la fertilité du sol était réalisée.</text:p>
      <text:p text:style-name="P10"><text:span text:style-name="T12">Ce modélisation peut être amélioré avec l’information supplémentaire des caractéristiques du sol, </text:span><text:span text:style-name="T13">comme la profondeur et la présence éventuelle d’une culture agricole. </text:span><text:span text:style-name="T12"><text:s/></text:span></text:p>
      <text:p text:style-name="P10"/>
      <text:p text:style-name="P11"><text:span text:style-name="T13">Les données de spectroscopie infrarouge </text:span><text:span text:style-name="T14">ont été modélisées par des algorithmes classiques de régression (Ridge, Random Forest..) </text:span><text:reference-mark-start text:name="ADDIN CSL_CITATION {&quot;citationItems&quot;: [{&quot;id&quot;: &quot;ITEM-1&quot;, &quot;itemData&quot;: {&quot;URL&quot;: &quot;https://github.com/pcohen89/African-Soil-Analysis/blob/master/PC soil analysis.py&quot;, &quot;accessed&quot;: {&quot;date-parts&quot;: [[&quot;2020&quot;, &quot;11&quot;, &quot;15&quot;]]}, &quot;id&quot;: &quot;ITEM-1&quot;, &quot;issued&quot;: {&quot;date-parts&quot;: [[&quot;0&quot;]]}, &quot;title&quot;: &quot;African-Soil-Analysis - FTIR spectroscopy&quot;, &quot;type&quot;: &quot;webpage&quot;}, &quot;uris&quot;: [&quot;http://www.mendeley.com/documents/?uuid=fe61e07f-c58a-3c0e-8b55-26a972e0242f&quot;]}], &quot;mendeley&quot;: {&quot;formattedCitation&quot;: &quot;(&lt;i&gt;African-Soil-Analysis - FTIR spectroscopy&lt;/i&gt;, no date)&quot;, &quot;plainTextFormattedCitation&quot;: &quot;(African-Soil-Analysis - FTIR spectroscopy, no date)&quot;, &quot;previouslyFormattedCitation&quot;: &quot;(&lt;i&gt;African-Soil-Analysis - FTIR spectroscopy&lt;/i&gt;, no date)&quot;}, &quot;properties&quot;: {&quot;noteIndex&quot;: 0}, &quot;schema&quot;: &quot;https://github.com/citation-style-language/schema/raw/master/csl-citation.json&quot;} RNDuFW9G4RHhh"/><text:span text:style-name="T18">(</text:span><text:span text:style-name="T20">African-Soil-Analysis - FTIR spectroscopy</text:span><text:span text:style-name="T18">, no date)</text:span><text:reference-mark-end text:name="ADDIN CSL_CITATION {&quot;citationItems&quot;: [{&quot;id&quot;: &quot;ITEM-1&quot;, &quot;itemData&quot;: {&quot;URL&quot;: &quot;https://github.com/pcohen89/African-Soil-Analysis/blob/master/PC soil analysis.py&quot;, &quot;accessed&quot;: {&quot;date-parts&quot;: [[&quot;2020&quot;, &quot;11&quot;, &quot;15&quot;]]}, &quot;id&quot;: &quot;ITEM-1&quot;, &quot;issued&quot;: {&quot;date-parts&quot;: [[&quot;0&quot;]]}, &quot;title&quot;: &quot;African-Soil-Analysis - FTIR spectroscopy&quot;, &quot;type&quot;: &quot;webpage&quot;}, &quot;uris&quot;: [&quot;http://www.mendeley.com/documents/?uuid=fe61e07f-c58a-3c0e-8b55-26a972e0242f&quot;]}], &quot;mendeley&quot;: {&quot;formattedCitation&quot;: &quot;(&lt;i&gt;African-Soil-Analysis - FTIR spectroscopy&lt;/i&gt;, no date)&quot;, &quot;plainTextFormattedCitation&quot;: &quot;(African-Soil-Analysis - FTIR spectroscopy, no date)&quot;, &quot;previouslyFormattedCitation&quot;: &quot;(&lt;i&gt;African-Soil-Analysis - FTIR spectroscopy&lt;/i&gt;, no date)&quot;}, &quot;properties&quot;: {&quot;noteIndex&quot;: 0}, &quot;schema&quot;: &quot;https://github.com/citation-style-language/schema/raw/master/csl-citation.json&quot;} RNDuFW9G4RHhh"/><text:span text:style-name="T14">⁠pour prédire des variables chimique du terrain comme le pH ou <text:s/>la concentration du phosphore. <text:s/>Une publication académique récente </text:span><text:bookmark-start text:name="MendeleyTempCursorBookmark1"/><text:bookmark-start text:name="MendeleyTempCursorBookmark2"/><text:bookmark-start text:name="MendeleyTempCursorBookmark3"/><text:reference-mark-start text:name="ADDIN CSL_CITATION {&quot;citationItems&quot;: [{&quot;id&quot;: &quot;ITEM-1&quot;, &quot;itemData&quot;: {&quot;DOI&quot;: &quot;10.1016/j.geoderma.2019.113905&quot;, &quot;ISSN&quot;: &quot;00167061&quot;, &quot;abstract&quot;: &quot;Spectroscopy is a useful method for soil monitoring because of its environmental friendliness, and its ability to produce rapid, nondestructive, simultaneous multi-element analysis. In this work, data fusion strategies for laser-induced breakdown spectroscopy (LIBS) and attenuated total reflectance Fourier-transform mid-infrared spectroscopy (FTIR-ATR), as well as a combination of multivariate calibration methods were investigated for prediction of soil organic matter (SOM) content. The root mean square error (RMSE) and residual prediction deviation (RPD) of the calibration and validation sets, systematic error, and residual assessment, were applied to evaluate the robustness and accuracy of these predictions. The results of a principal component analysis (PCA) indicated that baseline wander present in the spectral data could be effectively removed using morphological weighted penalized least squares (MPLS) and wavelet transform (WT) algorithms. The quantitative prediction ability of SOM content by a partial least squares regression (PLSR) model could be improved using principal component weighted mean (PCWM) and Euclidean distance weighted mean (EDWM) algorithms applied to parallel LIBS spectra. The prediction ability of SOM content was dramatically improved using mid-level data fusion based on the concatenation of latent variables of LIBS and FTIR-ATR spectra obtained by partial least squares algorithm. The considerable prediction accuracy and robustness were achieved using the PLSR model (RV2 = 0.792, RMSEV = 1.76 g kg\u22121, and RPDV = 2.16), the support vector regression (SVR) model (RV2 = 0.811, RMSEV = 1.68 g kg\u22121, and RPDV = 2.27), and the artificial neural network (ANN) model (RV2 = 0.830, RMSEV = 1.60 g kg\u22121, and RPDV = 2.39). The findings from this work suggest that the use of LIBS and FTIR-ATR spectra in combination with multivariate calibration can be a simple, fast, and nondestructive approach to monitor SOM. This strategy is potentially of great significance in the evaluation of soil fertility, the management of soil nutrients, and in guiding the agricultural production of precision agriculture.&quot;, &quot;author&quot;: [{&quot;dropping-particle&quot;: &quot;&quot;, &quot;family&quot;: &quot;Xu&quot;, &quot;given&quot;: &quot;Xuebin&quot;, &quot;non-dropping-particle&quot;: &quot;&quot;, &quot;parse-names&quot;: false, &quot;suffix&quot;: &quot;&quot;}, {&quot;dropping-particle&quot;: &quot;&quot;, &quot;family&quot;: &quot;Du&quot;, &quot;given&quot;: &quot;Changwen&quot;, &quot;non-dropping-particle&quot;: &quot;&quot;, &quot;parse-names&quot;: false, &quot;suffix&quot;: &quot;&quot;}, {&quot;dropping-particle&quot;: &quot;&quot;, &quot;family&quot;: &quot;Ma&quot;, &quot;given&quot;: &quot;Fei&quot;, &quot;non-dropping-particle&quot;: &quot;&quot;, &quot;parse-names&quot;: false, &quot;suffix&quot;: &quot;&quot;}, {&quot;dropping-particle&quot;: &quot;&quot;, &quot;family&quot;: &quot;Shen&quot;, &quot;given&quot;: &quot;Yazhen&quot;, &quot;non-dropping-particle&quot;: &quot;&quot;, &quot;parse-names&quot;: false, &quot;suffix&quot;: &quot;&quot;}, {&quot;dropping-particle&quot;: &quot;&quot;, &quot;family&quot;: &quot;Wu&quot;, &quot;given&quot;: &quot;Ke&quot;, &quot;non-dropping-particle&quot;: &quot;&quot;, &quot;parse-names&quot;: false, &quot;suffix&quot;: &quot;&quot;}, {&quot;dropping-particle&quot;: &quot;&quot;, &quot;family&quot;: &quot;Liang&quot;, &quot;given&quot;: &quot;Dong&quot;, &quot;non-dropping-particle&quot;: &quot;&quot;, &quot;parse-names&quot;: false, &quot;suffix&quot;: &quot;&quot;}, {&quot;dropping-particle&quot;: &quot;&quot;, &quot;family&quot;: &quot;Zhou&quot;, &quot;given&quot;: &quot;Jianmin&quot;, &quot;non-dropping-particle&quot;: &quot;&quot;, &quot;parse-names&quot;: false, &quot;suffix&quot;: &quot;&quot;}], &quot;container-title&quot;: &quot;Geoderma&quot;, &quot;id&quot;: &quot;ITEM-1&quot;, &quot;issued&quot;: {&quot;date-parts&quot;: [[&quot;2019&quot;]]}, &quot;title&quot;: &quot;Detection of soil organic matter from laser-induced breakdown spectroscopy (LIBS) and mid-infrared spectroscopy (FTIR-ATR) coupled with multivariate techniques&quot;, &quot;type&quot;: &quot;article-journal&quot;, &quot;volume&quot;: &quot;355&quot;}, &quot;uris&quot;: [&quot;http://www.mendeley.com/documents/?uuid=7dca24ae-fe1f-39d0-983e-cb50b3c4b0ee&quot;]}], &quot;mendeley&quot;: {&quot;formattedCitation&quot;: &quot;(Xu &lt;i&gt;et al.&lt;/i&gt;, 2019)&quot;, &quot;plainTextFormattedCitation&quot;: &quot;(Xu et al., 2019)&quot;, &quot;previouslyFormattedCitation&quot;: &quot;(Xu &lt;i&gt;et al.&lt;/i&gt;, 2019)&quot;}, &quot;properties&quot;: {&quot;noteIndex&quot;: 0}, &quot;schema&quot;: &quot;https://github.com/citation-style-language/schema/raw/master/csl-citation.json&quot;} RNDTzckwTLiGR"/><text:span text:style-name="T18">(Xu </text:span><text:span text:style-name="T20">et al.</text:span><text:span text:style-name="T18">, 2019)</text:span><text:bookmark-end text:name="MendeleyTempCursorBookmark1"/><text:bookmark-end text:name="MendeleyTempCursorBookmark2"/><text:bookmark-end text:name="MendeleyTempCursorBookmark3"/><text:reference-mark-end text:name="ADDIN CSL_CITATION {&quot;citationItems&quot;: [{&quot;id&quot;: &quot;ITEM-1&quot;, &quot;itemData&quot;: {&quot;DOI&quot;: &quot;10.1016/j.geoderma.2019.113905&quot;, &quot;ISSN&quot;: &quot;00167061&quot;, &quot;abstract&quot;: &quot;Spectroscopy is a useful method for soil monitoring because of its environmental friendliness, and its ability to produce rapid, nondestructive, simultaneous multi-element analysis. In this work, data fusion strategies for laser-induced breakdown spectroscopy (LIBS) and attenuated total reflectance Fourier-transform mid-infrared spectroscopy (FTIR-ATR), as well as a combination of multivariate calibration methods were investigated for prediction of soil organic matter (SOM) content. The root mean square error (RMSE) and residual prediction deviation (RPD) of the calibration and validation sets, systematic error, and residual assessment, were applied to evaluate the robustness and accuracy of these predictions. The results of a principal component analysis (PCA) indicated that baseline wander present in the spectral data could be effectively removed using morphological weighted penalized least squares (MPLS) and wavelet transform (WT) algorithms. The quantitative prediction ability of SOM content by a partial least squares regression (PLSR) model could be improved using principal component weighted mean (PCWM) and Euclidean distance weighted mean (EDWM) algorithms applied to parallel LIBS spectra. The prediction ability of SOM content was dramatically improved using mid-level data fusion based on the concatenation of latent variables of LIBS and FTIR-ATR spectra obtained by partial least squares algorithm. The considerable prediction accuracy and robustness were achieved using the PLSR model (RV2 = 0.792, RMSEV = 1.76 g kg\u22121, and RPDV = 2.16), the support vector regression (SVR) model (RV2 = 0.811, RMSEV = 1.68 g kg\u22121, and RPDV = 2.27), and the artificial neural network (ANN) model (RV2 = 0.830, RMSEV = 1.60 g kg\u22121, and RPDV = 2.39). The findings from this work suggest that the use of LIBS and FTIR-ATR spectra in combination with multivariate calibration can be a simple, fast, and nondestructive approach to monitor SOM. This strategy is potentially of great significance in the evaluation of soil fertility, the management of soil nutrients, and in guiding the agricultural production of precision agriculture.&quot;, &quot;author&quot;: [{&quot;dropping-particle&quot;: &quot;&quot;, &quot;family&quot;: &quot;Xu&quot;, &quot;given&quot;: &quot;Xuebin&quot;, &quot;non-dropping-particle&quot;: &quot;&quot;, &quot;parse-names&quot;: false, &quot;suffix&quot;: &quot;&quot;}, {&quot;dropping-particle&quot;: &quot;&quot;, &quot;family&quot;: &quot;Du&quot;, &quot;given&quot;: &quot;Changwen&quot;, &quot;non-dropping-particle&quot;: &quot;&quot;, &quot;parse-names&quot;: false, &quot;suffix&quot;: &quot;&quot;}, {&quot;dropping-particle&quot;: &quot;&quot;, &quot;family&quot;: &quot;Ma&quot;, &quot;given&quot;: &quot;Fei&quot;, &quot;non-dropping-particle&quot;: &quot;&quot;, &quot;parse-names&quot;: false, &quot;suffix&quot;: &quot;&quot;}, {&quot;dropping-particle&quot;: &quot;&quot;, &quot;family&quot;: &quot;Shen&quot;, &quot;given&quot;: &quot;Yazhen&quot;, &quot;non-dropping-particle&quot;: &quot;&quot;, &quot;parse-names&quot;: false, &quot;suffix&quot;: &quot;&quot;}, {&quot;dropping-particle&quot;: &quot;&quot;, &quot;family&quot;: &quot;Wu&quot;, &quot;given&quot;: &quot;Ke&quot;, &quot;non-dropping-particle&quot;: &quot;&quot;, &quot;parse-names&quot;: false, &quot;suffix&quot;: &quot;&quot;}, {&quot;dropping-particle&quot;: &quot;&quot;, &quot;family&quot;: &quot;Liang&quot;, &quot;given&quot;: &quot;Dong&quot;, &quot;non-dropping-particle&quot;: &quot;&quot;, &quot;parse-names&quot;: false, &quot;suffix&quot;: &quot;&quot;}, {&quot;dropping-particle&quot;: &quot;&quot;, &quot;family&quot;: &quot;Zhou&quot;, &quot;given&quot;: &quot;Jianmin&quot;, &quot;non-dropping-particle&quot;: &quot;&quot;, &quot;parse-names&quot;: false, &quot;suffix&quot;: &quot;&quot;}], &quot;container-title&quot;: &quot;Geoderma&quot;, &quot;id&quot;: &quot;ITEM-1&quot;, &quot;issued&quot;: {&quot;date-parts&quot;: [[&quot;2019&quot;]]}, &quot;title&quot;: &quot;Detection of soil organic matter from laser-induced breakdown spectroscopy (LIBS) and mid-infrared spectroscopy (FTIR-ATR) coupled with multivariate techniques&quot;, &quot;type&quot;: &quot;article-journal&quot;, &quot;volume&quot;: &quot;355&quot;}, &quot;uris&quot;: [&quot;http://www.mendeley.com/documents/?uuid=7dca24ae-fe1f-39d0-983e-cb50b3c4b0ee&quot;]}], &quot;mendeley&quot;: {&quot;formattedCitation&quot;: &quot;(Xu &lt;i&gt;et al.&lt;/i&gt;, 2019)&quot;, &quot;plainTextFormattedCitation&quot;: &quot;(Xu et al., 2019)&quot;, &quot;previouslyFormattedCitation&quot;: &quot;(Xu &lt;i&gt;et al.&lt;/i&gt;, 2019)&quot;}, &quot;properties&quot;: {&quot;noteIndex&quot;: 0}, &quot;schema&quot;: &quot;https://github.com/citation-style-language/schema/raw/master/csl-citation.json&quot;} RNDTzckwTLiGR"/><text:span text:style-name="T14">⁠ indique que </text:span><text:span text:style-name="T15">la modélisation avec l’algorithme ‘‘Partial Least Square’’(PLS) régression, utilisé depuis longtemps pour le développement des nouveaux médicaments</text:span><text:reference-mark-start text:name="ADDIN CSL_CITATION {&quot;citationItems&quot;: [{&quot;id&quot;: &quot;ITEM-1&quot;, &quot;itemData&quot;: {&quot;DOI&quot;: &quot;10.1016/j.chemosphere.2006.12.098&quot;, &quot;ISSN&quot;: &quot;00456535&quot;, &quot;PMID&quot;: &quot;17307223&quot;, &quot;abstract&quot;: &quot;A quantitative structure activity relationship study has been applied to a data set of 18 sulfa drugs with carcinogenesis activity. Semi-empirical quantum chemical calculation (AM1 method) was used to find the optimum 3D geometry of the studied molecules. Two types of molecular descriptors including chemical and electronic was used to derive a quantitative relation between the carcinogenesis activity and structural properties. Two multi-parametric equations with good statistical qualities were obtained using genetic algorithms multiple linear regression (GA-MLR) methods. In addition, genetic algorithm-partial least squares (GA-PLS) regression was used to model the structure-activity relationships, more accurately. The results confirmed the superiority of the results obtained by GA-PLS relative to GA-MLR. The significant effect of the HOMO energy on the carcinogenic activity was explained in the context of the shape of this orbital. \u00a9 2007 Elsevier Ltd. All rights reserved.&quot;, &quot;author&quot;: [{&quot;dropping-particle&quot;: &quot;&quot;, &quot;family&quot;: &quot;Deeb&quot;, &quot;given&quot;: &quot;Omar&quot;, &quot;non-dropping-particle&quot;: &quot;&quot;, &quot;parse-names&quot;: false, &quot;suffix&quot;: &quot;&quot;}, {&quot;dropping-particle&quot;: &quot;&quot;, &quot;family&quot;: &quot;Hemmateenejad&quot;, &quot;given&quot;: &quot;Bahram&quot;, &quot;non-dropping-particle&quot;: &quot;&quot;, &quot;parse-names&quot;: false, &quot;suffix&quot;: &quot;&quot;}, {&quot;dropping-particle&quot;: &quot;&quot;, &quot;family&quot;: &quot;Jaber&quot;, &quot;given&quot;: &quot;Amal&quot;, &quot;non-dropping-particle&quot;: &quot;&quot;, &quot;parse-names&quot;: false, &quot;suffix&quot;: &quot;&quot;}, {&quot;dropping-particle&quot;: &quot;&quot;, &quot;family&quot;: &quot;Garduno-Juarez&quot;, &quot;given&quot;: &quot;R.&quot;, &quot;non-dropping-particle&quot;: &quot;&quot;, &quot;parse-names&quot;: false, &quot;suffix&quot;: &quot;&quot;}, {&quot;dropping-particle&quot;: &quot;&quot;, &quot;family&quot;: &quot;Miri&quot;, &quot;given&quot;: &quot;Ramin&quot;, &quot;non-dropping-particle&quot;: &quot;&quot;, &quot;parse-names&quot;: false, &quot;suffix&quot;: &quot;&quot;}], &quot;container-title&quot;: &quot;Chemosphere&quot;, &quot;id&quot;: &quot;ITEM-1&quot;, &quot;issue&quot;: &quot;11&quot;, &quot;issued&quot;: {&quot;date-parts&quot;: [[&quot;2007&quot;, &quot;5&quot;, &quot;1&quot;]]}, &quot;page&quot;: &quot;2122-2130&quot;, &quot;publisher&quot;: &quot;Elsevier Ltd&quot;, &quot;title&quot;: &quot;Effect of the electronic and physicochemical parameters on the carcinogenesis activity of some sulfa drugs using QSAR analysis based on genetic-MLR and genetic-PLS&quot;, &quot;type&quot;: &quot;article-journal&quot;, &quot;volume&quot;: &quot;67&quot;}, &quot;uris&quot;: [&quot;http://www.mendeley.com/documents/?uuid=833f01c9-a61e-3489-9e98-adc6d59789c2&quot;]}], &quot;mendeley&quot;: {&quot;formattedCitation&quot;: &quot;(Deeb &lt;i&gt;et al.&lt;/i&gt;, 2007)&quot;, &quot;plainTextFormattedCitation&quot;: &quot;(Deeb et al., 2007)&quot;, &quot;previouslyFormattedCitation&quot;: &quot;(Deeb &lt;i&gt;et al.&lt;/i&gt;, 2007)&quot;}, &quot;properties&quot;: {&quot;noteIndex&quot;: 0}, &quot;schema&quot;: &quot;https://github.com/citation-style-language/schema/raw/master/csl-citation.json&quot;} RND2iXjxULXXX"/><text:span text:style-name="T22">(Deeb </text:span><text:span text:style-name="T21">et al.</text:span><text:span text:style-name="T22">, 2007)</text:span><text:reference-mark-end text:name="ADDIN CSL_CITATION {&quot;citationItems&quot;: [{&quot;id&quot;: &quot;ITEM-1&quot;, &quot;itemData&quot;: {&quot;DOI&quot;: &quot;10.1016/j.chemosphere.2006.12.098&quot;, &quot;ISSN&quot;: &quot;00456535&quot;, &quot;PMID&quot;: &quot;17307223&quot;, &quot;abstract&quot;: &quot;A quantitative structure activity relationship study has been applied to a data set of 18 sulfa drugs with carcinogenesis activity. Semi-empirical quantum chemical calculation (AM1 method) was used to find the optimum 3D geometry of the studied molecules. Two types of molecular descriptors including chemical and electronic was used to derive a quantitative relation between the carcinogenesis activity and structural properties. Two multi-parametric equations with good statistical qualities were obtained using genetic algorithms multiple linear regression (GA-MLR) methods. In addition, genetic algorithm-partial least squares (GA-PLS) regression was used to model the structure-activity relationships, more accurately. The results confirmed the superiority of the results obtained by GA-PLS relative to GA-MLR. The significant effect of the HOMO energy on the carcinogenic activity was explained in the context of the shape of this orbital. \u00a9 2007 Elsevier Ltd. All rights reserved.&quot;, &quot;author&quot;: [{&quot;dropping-particle&quot;: &quot;&quot;, &quot;family&quot;: &quot;Deeb&quot;, &quot;given&quot;: &quot;Omar&quot;, &quot;non-dropping-particle&quot;: &quot;&quot;, &quot;parse-names&quot;: false, &quot;suffix&quot;: &quot;&quot;}, {&quot;dropping-particle&quot;: &quot;&quot;, &quot;family&quot;: &quot;Hemmateenejad&quot;, &quot;given&quot;: &quot;Bahram&quot;, &quot;non-dropping-particle&quot;: &quot;&quot;, &quot;parse-names&quot;: false, &quot;suffix&quot;: &quot;&quot;}, {&quot;dropping-particle&quot;: &quot;&quot;, &quot;family&quot;: &quot;Jaber&quot;, &quot;given&quot;: &quot;Amal&quot;, &quot;non-dropping-particle&quot;: &quot;&quot;, &quot;parse-names&quot;: false, &quot;suffix&quot;: &quot;&quot;}, {&quot;dropping-particle&quot;: &quot;&quot;, &quot;family&quot;: &quot;Garduno-Juarez&quot;, &quot;given&quot;: &quot;R.&quot;, &quot;non-dropping-particle&quot;: &quot;&quot;, &quot;parse-names&quot;: false, &quot;suffix&quot;: &quot;&quot;}, {&quot;dropping-particle&quot;: &quot;&quot;, &quot;family&quot;: &quot;Miri&quot;, &quot;given&quot;: &quot;Ramin&quot;, &quot;non-dropping-particle&quot;: &quot;&quot;, &quot;parse-names&quot;: false, &quot;suffix&quot;: &quot;&quot;}], &quot;container-title&quot;: &quot;Chemosphere&quot;, &quot;id&quot;: &quot;ITEM-1&quot;, &quot;issue&quot;: &quot;11&quot;, &quot;issued&quot;: {&quot;date-parts&quot;: [[&quot;2007&quot;, &quot;5&quot;, &quot;1&quot;]]}, &quot;page&quot;: &quot;2122-2130&quot;, &quot;publisher&quot;: &quot;Elsevier Ltd&quot;, &quot;title&quot;: &quot;Effect of the electronic and physicochemical parameters on the carcinogenesis activity of some sulfa drugs using QSAR analysis based on genetic-MLR and genetic-PLS&quot;, &quot;type&quot;: &quot;article-journal&quot;, &quot;volume&quot;: &quot;67&quot;}, &quot;uris&quot;: [&quot;http://www.mendeley.com/documents/?uuid=833f01c9-a61e-3489-9e98-adc6d59789c2&quot;]}], &quot;mendeley&quot;: {&quot;formattedCitation&quot;: &quot;(Deeb &lt;i&gt;et al.&lt;/i&gt;, 2007)&quot;, &quot;plainTextFormattedCitation&quot;: &quot;(Deeb et al., 2007)&quot;, &quot;previouslyFormattedCitation&quot;: &quot;(Deeb &lt;i&gt;et al.&lt;/i&gt;, 2007)&quot;}, &quot;properties&quot;: {&quot;noteIndex&quot;: 0}, &quot;schema&quot;: &quot;https://github.com/citation-style-language/schema/raw/master/csl-citation.json&quot;} RND2iXjxULXXX"/><text:span text:style-name="T15">⁠, peut être appliqué avec succès à la chimie du sol. Dans ce travail on appliquera </text:span><text:span text:style-name="T25">la PLS</text:span><text:span text:style-name="T15"> pour la prédiction d’une ou plus </text:span><text:span text:style-name="T16">caractéristiques chimiques </text:span><text:span text:style-name="T26">des échantillons de sol analysés</text:span><text:span text:style-name="T16"> à partir des </text:span><text:span text:style-name="T26">respectives</text:span><text:span text:style-name="T16"> </text:span><text:span text:style-name="T26">mesures</text:span><text:span text:style-name="T16"> de spectroscopie infrarouge. </text:span><text:span text:style-name="T27">Les résultats seront comparés avec ceux obtenu par une réseaux de</text:span><text:span text:style-name="T16"> </text:span><text:span text:style-name="T27">neurones, que représente une évolution de la modélisation PLS</text:span><text:reference-mark-start text:name="ADDIN CSL_CITATION {&quot;citationItems&quot;: [{&quot;id&quot;: &quot;ITEM-1&quot;, &quot;itemData&quot;: {&quot;abstract&quot;: &quot;Deep learning methods are used on spectroscopic data to predict drug content in tablets from near infrared (NIR) spectra. Using convolutional neural networks (CNNs), features are ex- tracted from the spectroscopic data. Extended multiplicative scatter correction (EMSC) and a novel spectral data augmentation method are benchmarked as preprocessing steps. The learned models perform better or on par with hypothetical optimal partial least squares (PLS) models for all combinations of preprocessing. Data augmentation with subsequent EMSC in combination gave the best results. The deep learning model CNNs also outperform the PLS models in an extrapolation chal- lenge created using data from a second instrument and from an analyte concentration not covered by the training data. Qualitative investigations of the CNNs kernel activations show their resemblance to wellknown data processing methods such as smoothing, slope/derivative, thresholds and spectral region selection.&quot;, &quot;author&quot;: [{&quot;dropping-particle&quot;: &quot;&quot;, &quot;family&quot;: &quot;Bjerrum&quot;, &quot;given&quot;: &quot;Esben Jannik&quot;, &quot;non-dropping-particle&quot;: &quot;&quot;, &quot;parse-names&quot;: false, &quot;suffix&quot;: &quot;&quot;}, {&quot;dropping-particle&quot;: &quot;&quot;, &quot;family&quot;: &quot;Glahder&quot;, &quot;given&quot;: &quot;Mads&quot;, &quot;non-dropping-particle&quot;: &quot;&quot;, &quot;parse-names&quot;: false, &quot;suffix&quot;: &quot;&quot;}, {&quot;dropping-particle&quot;: &quot;&quot;, &quot;family&quot;: &quot;Skov&quot;, &quot;given&quot;: &quot;Thomas&quot;, &quot;non-dropping-particle&quot;: &quot;&quot;, &quot;parse-names&quot;: false, &quot;suffix&quot;: &quot;&quot;}], &quot;id&quot;: &quot;ITEM-1&quot;, &quot;issued&quot;: {&quot;date-parts&quot;: [[&quot;2017&quot;, &quot;10&quot;, &quot;5&quot;]]}, &quot;title&quot;: &quot;Data Augmentation of Spectral Data for Convolutional Neural Network (CNN) Based Deep Chemometrics&quot;, &quot;type&quot;: &quot;article-journal&quot;}, &quot;uris&quot;: [&quot;http://www.mendeley.com/documents/?uuid=fb213a7a-ac38-392e-a204-f31b530a3756&quot;]}], &quot;mendeley&quot;: {&quot;formattedCitation&quot;: &quot;(Bjerrum, Glahder and Skov, 2017)&quot;, &quot;plainTextFormattedCitation&quot;: &quot;(Bjerrum, Glahder and Skov, 2017)&quot;, &quot;previouslyFormattedCitation&quot;: &quot;(Bjerrum, Glahder and Skov, 2017)&quot;}, &quot;properties&quot;: {&quot;noteIndex&quot;: 0}, &quot;schema&quot;: &quot;https://github.com/citation-style-language/schema/raw/master/csl-citation.json&quot;} RNDWj4jrKRG1x"/><text:span text:style-name="T23">(Bjerrum, Glahder and Skov, 2017)</text:span><text:reference-mark-end text:name="ADDIN CSL_CITATION {&quot;citationItems&quot;: [{&quot;id&quot;: &quot;ITEM-1&quot;, &quot;itemData&quot;: {&quot;abstract&quot;: &quot;Deep learning methods are used on spectroscopic data to predict drug content in tablets from near infrared (NIR) spectra. Using convolutional neural networks (CNNs), features are ex- tracted from the spectroscopic data. Extended multiplicative scatter correction (EMSC) and a novel spectral data augmentation method are benchmarked as preprocessing steps. The learned models perform better or on par with hypothetical optimal partial least squares (PLS) models for all combinations of preprocessing. Data augmentation with subsequent EMSC in combination gave the best results. The deep learning model CNNs also outperform the PLS models in an extrapolation chal- lenge created using data from a second instrument and from an analyte concentration not covered by the training data. Qualitative investigations of the CNNs kernel activations show their resemblance to wellknown data processing methods such as smoothing, slope/derivative, thresholds and spectral region selection.&quot;, &quot;author&quot;: [{&quot;dropping-particle&quot;: &quot;&quot;, &quot;family&quot;: &quot;Bjerrum&quot;, &quot;given&quot;: &quot;Esben Jannik&quot;, &quot;non-dropping-particle&quot;: &quot;&quot;, &quot;parse-names&quot;: false, &quot;suffix&quot;: &quot;&quot;}, {&quot;dropping-particle&quot;: &quot;&quot;, &quot;family&quot;: &quot;Glahder&quot;, &quot;given&quot;: &quot;Mads&quot;, &quot;non-dropping-particle&quot;: &quot;&quot;, &quot;parse-names&quot;: false, &quot;suffix&quot;: &quot;&quot;}, {&quot;dropping-particle&quot;: &quot;&quot;, &quot;family&quot;: &quot;Skov&quot;, &quot;given&quot;: &quot;Thomas&quot;, &quot;non-dropping-particle&quot;: &quot;&quot;, &quot;parse-names&quot;: false, &quot;suffix&quot;: &quot;&quot;}], &quot;id&quot;: &quot;ITEM-1&quot;, &quot;issued&quot;: {&quot;date-parts&quot;: [[&quot;2017&quot;, &quot;10&quot;, &quot;5&quot;]]}, &quot;title&quot;: &quot;Data Augmentation of Spectral Data for Convolutional Neural Network (CNN) Based Deep Chemometrics&quot;, &quot;type&quot;: &quot;article-journal&quot;}, &quot;uris&quot;: [&quot;http://www.mendeley.com/documents/?uuid=fb213a7a-ac38-392e-a204-f31b530a3756&quot;]}], &quot;mendeley&quot;: {&quot;formattedCitation&quot;: &quot;(Bjerrum, Glahder and Skov, 2017)&quot;, &quot;plainTextFormattedCitation&quot;: &quot;(Bjerrum, Glahder and Skov, 2017)&quot;, &quot;previouslyFormattedCitation&quot;: &quot;(Bjerrum, Glahder and Skov, 2017)&quot;}, &quot;properties&quot;: {&quot;noteIndex&quot;: 0}, &quot;schema&quot;: &quot;https://github.com/citation-style-language/schema/raw/master/csl-citation.json&quot;} RNDWj4jrKRG1x"/><text:span text:style-name="T27">⁠</text:span><text:reference-mark-start text:name="ADDIN CSL_CITATION {&quot;citationItems&quot;: [{&quot;id&quot;: &quot;ITEM-1&quot;, &quot;itemData&quot;: {&quot;DOI&quot;: &quot;10.1016/j.geodrs.2018.e00198&quot;, &quot;ISSN&quot;: &quot;23520094&quot;, &quot;abstract&quot;: &quot;Diffuse reflectance infrared spectroscopy allows the rapid acquisition of soil information in the field or the laboratory. The vis-NIR spectroscopy research enthusiasm around the world has created regional to global soil spectral libraries. While machine learning methods have been utilised in processing spectral data, such large regional datasets are better dealt with big data analytics. Deep learning is an exciting discipline that has already transformed the way data are analysed in many fields and could also change the way we model soil spectral data. This study developed and evaluated convolutional neural networks (CNNs), a type of deep learning algorithm, as a new way to predict soil properties from raw soil spectra. We demonstrated the effectiveness of CNNs on the LUCAS soil database, which consists of around 20,000 topsoil observations with physicochemical and biological properties from Europe. To fully utilise the capacity of the CNN model, we represented the soil spectral data as a 2-dimensional spectrogram, showing the reflectance as a function of wavelength and frequency. We showed the capacity of a CNN to be trained in a multi-task setting to simultaneously predict six soil properties in one model (OC, CEC, clay, sand, pH, total N). Compared with conventional methods such as PLS regression and Cubist regression tree, the CNN performed significantly better, especially the multi-tasking model. In the case of soil organic carbon prediction, the multi-task CNN decreased the error by 87% compared to PLS and 62% compared with Cubist. This approach proved to be effective when trained on a relatively large dataset. The high accuracy of CNN makes it an ideal tool for modelling soil spectral data.&quot;, &quot;author&quot;: [{&quot;dropping-particle&quot;: &quot;&quot;, &quot;family&quot;: &quot;Padarian&quot;, &quot;given&quot;: &quot;J.&quot;, &quot;non-dropping-particle&quot;: &quot;&quot;, &quot;parse-names&quot;: false, &quot;suffix&quot;: &quot;&quot;}, {&quot;dropping-particle&quot;: &quot;&quot;, &quot;family&quot;: &quot;Minasny&quot;, &quot;given&quot;: &quot;B.&quot;, &quot;non-dropping-particle&quot;: &quot;&quot;, &quot;parse-names&quot;: false, &quot;suffix&quot;: &quot;&quot;}, {&quot;dropping-particle&quot;: &quot;&quot;, &quot;family&quot;: &quot;McBratney&quot;, &quot;given&quot;: &quot;A. B.&quot;, &quot;non-dropping-particle&quot;: &quot;&quot;, &quot;parse-names&quot;: false, &quot;suffix&quot;: &quot;&quot;}], &quot;container-title&quot;: &quot;Geoderma Regional&quot;, &quot;id&quot;: &quot;ITEM-1&quot;, &quot;issued&quot;: {&quot;date-parts&quot;: [[&quot;2019&quot;, &quot;3&quot;, &quot;1&quot;]]}, &quot;page&quot;: &quot;e00198&quot;, &quot;publisher&quot;: &quot;Elsevier B.V.&quot;, &quot;title&quot;: &quot;Using deep learning to predict soil properties from regional spectral data&quot;, &quot;type&quot;: &quot;article-journal&quot;, &quot;volume&quot;: &quot;16&quot;}, &quot;uris&quot;: [&quot;http://www.mendeley.com/documents/?uuid=848bf08a-90a5-3ffd-bc20-a5b7ae761872&quot;]}], &quot;mendeley&quot;: {&quot;formattedCitation&quot;: &quot;(Padarian, Minasny and McBratney, 2019)&quot;, &quot;plainTextFormattedCitation&quot;: &quot;(Padarian, Minasny and McBratney, 2019)&quot;}, &quot;properties&quot;: {&quot;noteIndex&quot;: 0}, &quot;schema&quot;: &quot;https://github.com/citation-style-language/schema/raw/master/csl-citation.json&quot;} RNDJxZyjYqXZR"/><text:span text:style-name="T23">(Padarian, Minasny and McBratney, 2019)</text:span><text:reference-mark-end text:name="ADDIN CSL_CITATION {&quot;citationItems&quot;: [{&quot;id&quot;: &quot;ITEM-1&quot;, &quot;itemData&quot;: {&quot;DOI&quot;: &quot;10.1016/j.geodrs.2018.e00198&quot;, &quot;ISSN&quot;: &quot;23520094&quot;, &quot;abstract&quot;: &quot;Diffuse reflectance infrared spectroscopy allows the rapid acquisition of soil information in the field or the laboratory. The vis-NIR spectroscopy research enthusiasm around the world has created regional to global soil spectral libraries. While machine learning methods have been utilised in processing spectral data, such large regional datasets are better dealt with big data analytics. Deep learning is an exciting discipline that has already transformed the way data are analysed in many fields and could also change the way we model soil spectral data. This study developed and evaluated convolutional neural networks (CNNs), a type of deep learning algorithm, as a new way to predict soil properties from raw soil spectra. We demonstrated the effectiveness of CNNs on the LUCAS soil database, which consists of around 20,000 topsoil observations with physicochemical and biological properties from Europe. To fully utilise the capacity of the CNN model, we represented the soil spectral data as a 2-dimensional spectrogram, showing the reflectance as a function of wavelength and frequency. We showed the capacity of a CNN to be trained in a multi-task setting to simultaneously predict six soil properties in one model (OC, CEC, clay, sand, pH, total N). Compared with conventional methods such as PLS regression and Cubist regression tree, the CNN performed significantly better, especially the multi-tasking model. In the case of soil organic carbon prediction, the multi-task CNN decreased the error by 87% compared to PLS and 62% compared with Cubist. This approach proved to be effective when trained on a relatively large dataset. The high accuracy of CNN makes it an ideal tool for modelling soil spectral data.&quot;, &quot;author&quot;: [{&quot;dropping-particle&quot;: &quot;&quot;, &quot;family&quot;: &quot;Padarian&quot;, &quot;given&quot;: &quot;J.&quot;, &quot;non-dropping-particle&quot;: &quot;&quot;, &quot;parse-names&quot;: false, &quot;suffix&quot;: &quot;&quot;}, {&quot;dropping-particle&quot;: &quot;&quot;, &quot;family&quot;: &quot;Minasny&quot;, &quot;given&quot;: &quot;B.&quot;, &quot;non-dropping-particle&quot;: &quot;&quot;, &quot;parse-names&quot;: false, &quot;suffix&quot;: &quot;&quot;}, {&quot;dropping-particle&quot;: &quot;&quot;, &quot;family&quot;: &quot;McBratney&quot;, &quot;given&quot;: &quot;A. B.&quot;, &quot;non-dropping-particle&quot;: &quot;&quot;, &quot;parse-names&quot;: false, &quot;suffix&quot;: &quot;&quot;}], &quot;container-title&quot;: &quot;Geoderma Regional&quot;, &quot;id&quot;: &quot;ITEM-1&quot;, &quot;issued&quot;: {&quot;date-parts&quot;: [[&quot;2019&quot;, &quot;3&quot;, &quot;1&quot;]]}, &quot;page&quot;: &quot;e00198&quot;, &quot;publisher&quot;: &quot;Elsevier B.V.&quot;, &quot;title&quot;: &quot;Using deep learning to predict soil properties from regional spectral data&quot;, &quot;type&quot;: &quot;article-journal&quot;, &quot;volume&quot;: &quot;16&quot;}, &quot;uris&quot;: [&quot;http://www.mendeley.com/documents/?uuid=848bf08a-90a5-3ffd-bc20-a5b7ae761872&quot;]}], &quot;mendeley&quot;: {&quot;formattedCitation&quot;: &quot;(Padarian, Minasny and McBratney, 2019)&quot;, &quot;plainTextFormattedCitation&quot;: &quot;(Padarian, Minasny and McBratney, 2019)&quot;}, &quot;properties&quot;: {&quot;noteIndex&quot;: 0}, &quot;schema&quot;: &quot;https://github.com/citation-style-language/schema/raw/master/csl-citation.json&quot;} RNDJxZyjYqXZR"/><text:span text:style-name="T27">⁠.</text:span><text:span text:style-name="T15"> <text:s text:c="3"/></text:span></text:p>
      <text:p text:style-name="P11"/>
      <text:p text:style-name="P12"><text:s/></text:p>
      <text:p text:style-name="P4">Bibliographie</text:p>
      <text:p text:style-name="P12"/>
      <text:section text:style-name="Sect1" text:name="ADDIN Mendeley Bibliography CSL_BIBLIOGRAPHY  RNDXFDbl7D9xl">
        <text:p text:style-name="P16"><text:span text:style-name="T24">African-Soil-Analysis - FTIR spectroscopy</text:span> (no date). Available at: https://github.com/pcohen89/African-Soil-Analysis/blob/master/PC soil analysis.py (Accessed: 15 November 2020).</text:p>
        <text:p text:style-name="P16"><text:span text:style-name="T24">AWS Afsis tutorial python code</text:span> (no date). Available at: https://github.com/qedsoftware/afsis-soil-chem-tutorial/blob/master/afsis-soil-chem-tutorial.ipynb (Accessed: 15 November 2020).</text:p>
        <text:p text:style-name="P16">Bjerrum, E. J., Glahder, M. and Skov, T. (2017) ‘Data Augmentation of Spectral Data for Convolutional Neural Network (CNN) Based Deep Chemometrics’. Available at: http://arxiv.org/abs/1710.01927 (Accessed: 18 November 2020).</text:p>
        <text:p text:style-name="P16">Deeb, O. <text:span text:style-name="T24">et al.</text:span> (2007) ‘Effect of the electronic and physicochemical parameters on the carcinogenesis activity of some sulfa drugs using QSAR analysis based on genetic-MLR and genetic-PLS’, <text:span text:style-name="T24">Chemosphere</text:span>, 67(11), pp. 2122–2130. doi: 10.1016/j.chemosphere.2006.12.098.</text:p>
        <text:p text:style-name="P16">Padarian, J., Minasny, B. and McBratney, A. B. (2019) ‘Using deep learning to predict soil properties from regional spectral data’, <text:span text:style-name="T24">Geoderma Regional</text:span>, 16, p. e00198. doi: 10.1016/j.geodrs.2018.e00198.</text:p>
        <text:p text:style-name="P15">Xu, X. <text:span text:style-name="T24">et al.</text:span> (2019) ‘Detection of soil organic matter from laser-induced breakdown spectroscopy (LIBS) and mid-infrared spectroscopy (FTIR-ATR) coupled with multivariate techniques’, <text:span text:style-name="T24">Geoderma</text:span>, 355. doi: 10.1016/j.geoderma.2019.113905.</text:p>
      </text:section>
      <text:p text:style-name="P12"><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2T15:47:03.946915821</meta:creation-date>
    <dc:date>2020-11-18T18:23:26.472678406</dc:date>
    <meta:editing-duration>P2DT8H9M57S</meta:editing-duration>
    <meta:editing-cycles>11</meta:editing-cycles>
    <meta:generator>LibreOffice/6.4.7.2$Linux_X86_64 LibreOffice_project/40$Build-2</meta:generator>
    <meta:document-statistic meta:table-count="0" meta:image-count="0" meta:object-count="0" meta:page-count="2" meta:paragraph-count="28" meta:word-count="739" meta:character-count="5342" meta:non-whitespace-character-count="4616"/>
    <meta:user-defined meta:name="Mendeley Citation Style_1">http://www.zotero.org/styles/harvard-cite-them-right</meta:user-defined>
    <meta:user-defined meta:name="Mendeley Document_1">True</meta:user-defined>
    <meta:user-defined meta:name="Mendeley Unique User Id_1">9af8fd45-c745-3eda-9b71-5d858b745bc6</meta:user-defined>
  </office:meta>
</office:document-meta>
</file>